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P3" style:family="paragraph" style:parent-style-name="Text_20_body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31ac643a-7fff-c511-f544-ef370aa1fe3d"/>Professional Profile</text:h>
      <text:h text:style-name="P2" text:outline-level="2">Experienced communications and media strategist</text:h>
      <text:list xml:id="list4575996459408698759" text:style-name="L1">
        <text:list-item>
          <text:p text:style-name="P3">Online community moderation, customer service and content management</text:p>
        </text:list-item>
        <text:list-item>
          <text:p text:style-name="P3">Skilled in writing, copy editing, research</text:p>
        </text:list-item>
        <text:list-item>
          <text:p text:style-name="P3">Hard working, good natured, open minded and flexi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35:20.169000000</meta:creation-date>
    <dc:date>2019-11-14T16:17:45.91</dc:date>
    <meta:editing-duration>PT4M59S</meta:editing-duration>
    <meta:editing-cycles>6</meta:editing-cycles>
    <meta:generator>OpenOffice/4.1.7$Win32 OpenOffice.org_project/417m1$Build-9800</meta:generator>
    <dc:creator>Jon Morgan</dc:creator>
    <meta:document-statistic meta:table-count="0" meta:image-count="0" meta:object-count="0" meta:page-count="1" meta:paragraph-count="5" meta:word-count="32" meta:character-count="232"/>
  </office:meta>
</office:document-meta>
</file>